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72cm" fo:break-before="auto" style:use-optimal-row-height="true"/>
    </style:style>
    <style:style style:name="ro4" style:family="table-row">
      <style:table-row-properties style:row-height="1.9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1.286cm" fo:break-before="auto" style:use-optimal-row-height="true"/>
    </style:style>
    <style:style style:name="ro7" style:family="table-row">
      <style:table-row-properties style:row-height="1.228cm" fo:break-before="auto" style:use-optimal-row-height="true"/>
    </style:style>
    <style:style style:name="ro8" style:family="table-row">
      <style:table-row-properties style:row-height="1.813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1.868cm" fo:break-before="auto" style:use-optimal-row-height="true"/>
    </style:style>
    <style:style style:name="ro11" style:family="table-row">
      <style:table-row-properties style:row-height="1.21cm" fo:break-before="auto" style:use-optimal-row-height="true"/>
    </style:style>
    <style:style style:name="ro12" style:family="table-row">
      <style:table-row-properties style:row-height="1.789cm" fo:break-before="auto" style:use-optimal-row-height="true"/>
    </style:style>
    <style:style style:name="ro13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26)">
            <text:p>sn(26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5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7">
            <text:p>7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2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notes=F4-E♭4;C4-F4,swing+,theme=etude.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fingering:F#4-G4;G4-C5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3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7_18-41-15_000.jpg</text:p>
          </table:table-cell>
          <table:table-cell table:style-name="ce16" office:value-type="date" office:date-value="2020-03-29T08:41:51.12">
            <text:p>2020/3/29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3-notes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+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30_19-11-03_000.jpg</text:p>
          </table:table-cell>
          <table:table-cell table:style-name="ce16" office:value-type="date" office:date-value="2020-03-31T08:17:38.77">
            <text:p>2020/3/31 8:17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tips</text:p>
          </table:table-cell>
          <table:table-cell table:style-name="ce6" office:value-type="string">
            <text:p>tip</text:p>
          </table:table-cell>
          <table:table-cell table:style-name="ce10" office:value-type="string">
            <text:p>D3の出し方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3-31_19-10-56_000.jpg</text:p>
          </table:table-cell>
          <table:table-cell table:style-name="ce16" office:value-type="date" office:date-value="2020-04-01T08:53:13.090001">
            <text:p>2020/4/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res</text:p>
          </table:table-cell>
          <table:table-cell table:style-name="ce6" office:value-type="string">
            <text:p>res</text:p>
          </table:table-cell>
          <table:table-cell table:style-name="ce10" office:value-type="string">
            <text:p>position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/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prev</text:p>
          </table:table-cell>
          <table:table-cell table:style-name="ce6" office:value-type="string">
            <text:p>prev</text:p>
          </table:table-cell>
          <table:table-cell table:style-name="ce10" office:value-type="string">
            <text:p>prev-R.2,for=write-out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3_19-13-12_000.jpg</text:p>
          </table:table-cell>
          <table:table-cell table:style-name="ce16" office:value-type="date" office:date-value="2020-04-04T09:18:08.65">
            <text:p>2020/4/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05T09:22:25.9">
            <text:p>2020/4/5 9:22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5.027cm" draw:caption-point-x="-1.353cm" draw:caption-point-y="2.42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85];6;2)">
            <text:p/>
          </table:table-cell>
          <table:table-cell office:value-type="string">
            <text:p>2019-09-30_18-28-44_000.jpg</text:p>
          </table:table-cell>
          <table:table-cell table:formula="of:=MID([.K8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8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 table:number-rows-repeated="18">
          <table:table-cell table:number-columns-repeated="1022"/>
        </table:table-row>
        <table:table-row table:style-name="ro5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5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5" table:number-rows-repeated="1048450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45)">
            <text:p>sn(45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all_data_notes_gt;[.P2])+[.V2]" office:value-type="float" office:value="4">
            <text:p>4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all_data_notes_gt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all_data_notes_gt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all_data_notes_gt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all_data_notes_gt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all_data_notes_gt;[.P7])+[.V7]" office:value-type="float" office:value="3">
            <text:p>3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all_data_notes_gt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all_data_notes_gt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all_data_notes_gt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all_data_notes_gt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all_data_notes_gt;[.P12])+[.V12]" office:value-type="float" office:value="4">
            <text:p>4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all_data_notes_gt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all_data_notes_gt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all_data_notes_gt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all_data_notes_gt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6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all_data_notes_gt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all_data_notes_gt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6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all_data_notes_gt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all_data_notes_gt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all_data_notes_gt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all_data_notes_gt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8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all_data_notes_gt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23">
            <text:p>2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C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all_data_notes_gt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8" office:value-type="float" office:value="24">
            <text:p>2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msr=0319-s.1;msr.5;write-out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5">
            <text:p>2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.n(==&gt;block=D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6">
            <text:p>2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??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sequence-of=g-0322-1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research:open-D,tune=DADF#AD,block=A;B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29">
            <text:p>29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(==&gt;f-109)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0">
            <text:p>3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1">
            <text:p>3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2">
            <text:p>3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s-for-f-109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3">
            <text:p>3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(patt-2?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,2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4">
            <text:p>3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fs-1(==&gt;f-110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7_18-06-51_000.jpg</text:p>
          </table:table-cell>
          <table:table-cell table:style-name="ce49" office:value-type="date" office:date-value="2020-03-29T08:40:30.12">
            <text:p>2020/3/29 8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5">
            <text:p>3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section=0327-s.1,block=A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6">
            <text:p>36</text:p>
          </table:table-cell>
          <table:table-cell table:style-name="ce32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R=1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9" office:value-type="float" office:value="37">
            <text:p>37</text:p>
          </table:table-cell>
          <table:table-cell table:style-name="ce32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5" office:value-type="string">
            <text:p>research</text:p>
          </table:table-cell>
          <table:table-cell table:style-name="ce36" office:value-type="string">
            <text:p>for=f-110,position-table+</text:p>
          </table:table-cell>
          <table:table-cell table:number-columns-repeated="5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8">
            <text:p>38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fs-2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39">
            <text:p>39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11</text:p>
          </table:table-cell>
          <table:table-cell table:style-name="ce36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0">
            <text:p>4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office:value-type="string">
            <text:p>t.80</text:p>
          </table:table-cell>
          <table:table-cell table:style-name="ce45"/>
          <table:table-cell table:style-name="ce29"/>
          <table:table-cell table:style-name="ce28"/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41">
            <text:p>4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patt</text:p>
          </table:table-cell>
          <table:table-cell table:style-name="ce36" office:value-type="string">
            <text:p>:et-1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42">
            <text:p>4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play</text:p>
          </table:table-cell>
          <table:table-cell table:style-name="ce36"/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3">
            <text:p>4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research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7">
          <table:table-cell table:style-name="ce28" office:value-type="float" office:value="44">
            <text:p>4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B</text:p>
          </table:table-cell>
          <table:table-cell table:style-name="ce29" office:value-type="string">
            <text:p>genre=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45">
            <text:p>4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5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8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4-05T09:22:26.33">
            <text:p>2020/4/5 9:2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5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9.758cm" draw:caption-point-x="-1.353cm" draw:caption-point-y="2.4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5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5" table:number-rows-repeated="1048317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2)">
            <text:p>sn(62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5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5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5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5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5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5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5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5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5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5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4-05T09:22:26.44">
            <text:p>2020/4/5 9:2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5">
          <table:table-cell table:number-columns-repeated="3"/>
          <table:table-cell table:formula="of:=[.D8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5">
          <table:table-cell table:number-columns-repeated="3"/>
          <table:table-cell table:formula="of:=[.D8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formula="of:=[.D8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formula="of:=[.D8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71" table:formula="of:=[.D8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71" table:formula="of:=[.D9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71" table:formula="of:=[.D9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71" table:formula="of:=[.D9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71" table:formula="of:=[.D9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5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5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5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5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5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5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5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4.09cm" draw:caption-point-x="-1.353cm" draw:caption-point-y="2.42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1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5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5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5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5" table:number-rows-repeated="1048364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05T09:22:26.52">
            <text:p>2020/4/5 9:22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14cm" draw:caption-point-x="-1.353cm" draw:caption-point-y="2.42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 table:number-rows-repeated="18">
          <table:table-cell table:number-columns-repeated="1022"/>
        </table:table-row>
        <table:table-row table:style-name="ro5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5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5" table:number-rows-repeated="1048460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45)">
            <text:p>sn(45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10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05T09:22:25.31">
            <text:p>2020/4/5 9:22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45)">
            <text:p>sn(45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10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05T09:22:25.31">
            <text:p>2020/4/5 9:22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5" table:number-rows-repeated="1048564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11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number-columns-repeated="2"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11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4-05T09:22:25.31">
            <text:p>2020/4/5 9:22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5" table:number-rows-repeated="104855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5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5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5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5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5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12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05T09:22:25.31">
            <text:p>2020/4/5 9:2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45)">
            <text:p>sn(45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3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05T09:22:26.91">
            <text:p>2020/4/5 9:2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3">
          <table:table-cell table:number-columns-repeated="1021"/>
        </table:table-row>
        <table:table-row table:style-name="ro1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3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3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3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3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3" table:number-rows-repeated="7">
          <table:table-cell table:number-columns-repeated="1021"/>
        </table:table-row>
        <table:table-row table:style-name="ro13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3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3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3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3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3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3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3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3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3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3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3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3">
          <table:table-cell table:number-columns-repeated="5"/>
          <table:table-cell table:style-name="Default"/>
          <table:table-cell table:number-columns-repeated="1015"/>
        </table:table-row>
        <table:table-row table:style-name="ro13" table:number-rows-repeated="3">
          <table:table-cell table:number-columns-repeated="1021"/>
        </table:table-row>
        <table:table-row table:style-name="ro1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22cm" draw:caption-point-x="-1.353cm" draw:caption-point-y="2.22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3">
          <table:table-cell table:number-columns-repeated="1021"/>
        </table:table-row>
        <table:table-row table:style-name="ro1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3" table:number-rows-repeated="1048501">
          <table:table-cell table:number-columns-repeated="1021"/>
        </table:table-row>
        <table:table-row table:style-name="ro13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12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05T09:22:25.31">
            <text:p>2020/4/5 9:2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45)">
            <text:p>sn(45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3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3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05T09:22:27.07">
            <text:p>2020/4/5 9:2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3">
          <table:table-cell table:number-columns-repeated="1021"/>
        </table:table-row>
        <table:table-row table:style-name="ro1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3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3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3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3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3" table:number-rows-repeated="7">
          <table:table-cell table:number-columns-repeated="1021"/>
        </table:table-row>
        <table:table-row table:style-name="ro13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3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3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3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3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3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3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3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3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3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3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3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3">
          <table:table-cell table:number-columns-repeated="5"/>
          <table:table-cell table:style-name="Default"/>
          <table:table-cell table:number-columns-repeated="1015"/>
        </table:table-row>
        <table:table-row table:style-name="ro13" table:number-rows-repeated="3">
          <table:table-cell table:number-columns-repeated="1021"/>
        </table:table-row>
        <table:table-row table:style-name="ro1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22cm" draw:caption-point-x="-1.353cm" draw:caption-point-y="2.22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3">
          <table:table-cell table:number-columns-repeated="1021"/>
        </table:table-row>
        <table:table-row table:style-name="ro1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3" table:number-rows-repeated="1048501">
          <table:table-cell table:number-columns-repeated="1021"/>
        </table:table-row>
        <table:table-row table:style-name="ro13">
          <table:table-cell table:number-columns-repeated="1021"/>
        </table:table-row>
      </table:table>
      <table:database-ranges>
        <table:database-range table:target-range-address="sx.O2:sx.R22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4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40" table:on-update-keep-styles="true" table:on-update-keep-size="false"/>
        <table:database-range table:name="range_type__sx" table:target-range-address="sx.D2:sx.D4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5">2020/04/05</text:date>, <text:time>09:22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4-05T09:22:25.21</dc:date>
    <dc:creator>iwabuchi ken</dc:creator>
    <meta:editing-duration>P8DT5H21M20S</meta:editing-duration>
    <meta:editing-cycles>776</meta:editing-cycles>
    <meta:generator>OpenOffice/4.1.3$Win32 OpenOffice.org_project/413m1$Build-9783</meta:generator>
    <meta:document-statistic meta:table-count="11" meta:cell-count="5093" meta:object-count="0"/>
    <meta:user-defined meta:name="sheets-banding"/>
    <meta:user-defined meta:name="sheets-original-selection"/>
  </office:meta>
</office:document-meta>
</file>